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115cm" svg:stroke-color="#000000" draw:stroke-linejoin="miter" draw:fill="solid" draw:fill-color="#c8c8c8" fo:padding-top="0.182cm" fo:padding-bottom="0.182cm" fo:padding-left="0.307cm" fo:padding-right="0.307cm"/>
    </style:style>
    <style:style style:name="gr2" style:family="graphic" style:parent-style-name="standard">
      <style:graphic-properties draw:stroke="solid" svg:stroke-width="0.077cm" svg:stroke-color="#000000" draw:stroke-linejoin="miter" draw:fill="solid" draw:fill-color="#ffffc8" fo:padding-top="0.163cm" fo:padding-bottom="0.163cm" fo:padding-left="0.288cm" fo:padding-right="0.288cm"/>
    </style:style>
    <style:style style:name="gr3" style:family="graphic" style:parent-style-name="standard">
      <style:graphic-properties draw:stroke="solid" svg:stroke-width="0.115cm" svg:stroke-color="#000000" draw:stroke-linejoin="miter" draw:fill="solid" draw:fill-color="#c0c0c0" fo:padding-top="0.182cm" fo:padding-bottom="0.182cm" fo:padding-left="0.307cm" fo:padding-right="0.307cm"/>
    </style:style>
    <style:style style:name="gr4" style:family="graphic" style:parent-style-name="standard">
      <style:graphic-properties draw:stroke="solid" svg:stroke-width="0.1cm" svg:stroke-color="#000000" draw:marker-start-width="0.35cm" draw:marker-end-width="0.35cm" draw:stroke-linejoin="miter" draw:fill="solid" draw:fill-color="#c8c8c8" draw:textarea-horizontal-align="center" draw:textarea-vertical-align="middle" fo:padding-top="0.132cm" fo:padding-bottom="0.132cm" fo:padding-left="0.257cm" fo:padding-right="0.257cm"/>
    </style:style>
    <style:style style:name="gr5" style:family="graphic" style:parent-style-name="standard">
      <style:graphic-properties draw:stroke="solid" svg:stroke-width="0.115cm" svg:stroke-color="#000000" draw:stroke-linejoin="miter" draw:fill="none" fo:padding-top="0.182cm" fo:padding-bottom="0.182cm" fo:padding-left="0.307cm" fo:padding-right="0.307cm"/>
    </style:style>
    <style:style style:name="gr6" style:family="graphic" style:parent-style-name="standard">
      <style:graphic-properties draw:stroke="solid" svg:stroke-width="0.038cm" svg:stroke-color="#000000" draw:stroke-linejoin="miter" draw:fill="none" fo:padding-top="0.144cm" fo:padding-bottom="0.144cm" fo:padding-left="0.269cm" fo:padding-right="0.269cm"/>
    </style:style>
    <style:style style:name="gr7" style:family="graphic" style:parent-style-name="standard">
      <style:graphic-properties draw:stroke="solid" svg:stroke-width="0.115cm" svg:stroke-color="#000000" draw:stroke-linejoin="miter" draw:fill="solid" draw:fill-color="#ffffc8" fo:padding-top="0.182cm" fo:padding-bottom="0.182cm" fo:padding-left="0.307cm" fo:padding-right="0.307cm"/>
    </style:style>
    <style:style style:name="gr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36pt" fo:font-weight="bold" style:font-size-asian="36pt" style:font-weight-asian="bold" style:font-size-complex="36pt" style:font-weight-complex="bold"/>
    </style:style>
    <style:style style:name="T1"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layer="layout" svg:width="2.813cm" svg:height="3.244cm" svg:x="8.899cm" svg:y="10.506cm" svg:viewBox="0 0 2814 3245" svg:d="m797 0c4 32-29 737-99 1018-203 508-531 962-694 1489-63 252 590 567 1016 596 426 28 1467 405 1709-199 243-604-115-1236-99-1713 0-314-49-579-49-893z">
          <text:p/>
        </draw:path>
        <draw:path draw:style-name="gr2" draw:layer="layout" svg:width="0.969cm" svg:height="0.769cm" svg:x="8.977cm" svg:y="12.69cm" svg:viewBox="0 0 970 770" svg:d="m173 0c-121 46-173 138-173 323 0 171-8 232 124 298 111 56 198 78 322 99s275 50 421 50c133 0 99-218 99-323 0-154-1-225-74-298-65-65-279-76-372-99-122-31-220-50-347-50z">
          <text:p/>
        </draw:path>
        <draw:path draw:style-name="gr2" draw:layer="layout" svg:width="1.004cm" svg:height="0.706cm" svg:x="9.875cm" svg:y="12.892cm" svg:viewBox="0 0 1005 707" svg:d="m25 204c-45 1-28 353 44 438 8 10 216 38 347 50 130 12 264 26 396 0 186-37 126-33 173-223 48-191-3-262-24-348-19-73-218-91-363-110-145-18-273-17-414 27-120 37-159 12-159 166z">
          <text:p/>
        </draw:path>
        <draw:path draw:style-name="gr2" draw:layer="layout" svg:width="0.947cm" svg:height="0.897cm" svg:x="10.782cm" svg:y="12.745cm" svg:viewBox="0 0 948 898" svg:d="m52 273c-98 61-35 226 4 504 40 278 688 11 808-120 163-175 63-397-83-606-157-127-389 18-505 76-217 109-94 26-223 149z">
          <text:p/>
        </draw:path>
        <draw:path draw:style-name="gr3" draw:layer="layout" svg:width="2.813cm" svg:height="3.244cm" svg:x="12.867cm" svg:y="10.466cm" svg:viewBox="0 0 2814 3245" svg:d="m797 0c4 32-29 737-99 1018-203 508-531 962-694 1489-63 252 590 567 1016 596 426 28 1467 405 1709-199 243-604-115-1236-99-1713 0-314-49-579-49-893z">
          <text:p/>
        </draw:path>
        <draw:path draw:style-name="gr2" draw:layer="layout" svg:width="0.969cm" svg:height="0.769cm" svg:x="12.946cm" svg:y="12.65cm" svg:viewBox="0 0 970 770" svg:d="m173 0c-121 46-173 138-173 323 0 171-8 232 124 298 111 56 198 78 322 99s275 50 421 50c133 0 99-218 99-323 0-154-1-225-74-298-65-65-279-76-372-99-122-31-220-50-347-50z">
          <text:p/>
        </draw:path>
        <draw:path draw:style-name="gr2" draw:layer="layout" svg:width="1.004cm" svg:height="0.706cm" svg:x="13.843cm" svg:y="12.852cm" svg:viewBox="0 0 1005 707" svg:d="m25 204c-45 1-28 353 44 438 8 10 216 38 347 50 130 12 264 26 396 0 186-37 126-33 173-223 48-191-3-262-24-348-19-73-218-91-363-110-145-18-273-17-414 27-120 37-159 12-159 166z">
          <text:p/>
        </draw:path>
        <draw:path draw:style-name="gr2" draw:layer="layout" svg:width="0.947cm" svg:height="0.897cm" svg:x="14.751cm" svg:y="12.705cm" svg:viewBox="0 0 948 898" svg:d="m52 273c-98 61-35 226 4 504 40 278 688 11 808-120 163-175 63-397-83-606-157-127-389 18-505 76-217 109-94 26-223 149">
          <text:p/>
        </draw:path>
        <draw:path draw:style-name="gr4" draw:text-style-name="P1" draw:layer="layout" svg:width="18.345cm" svg:height="12.234cm" svg:x="0.55cm" svg:y="1.946cm" svg:viewBox="0 0 18346 12235" svg:d="m10108 4267c293-54 578-124 798-233 448-223 769-367 1186-587v0c406-216 862-422 1274-487v0c0 0 0 0 0 0 0 0 0 0 0 0 0 0 0 0 0 0l9 56-9-56c0 0 0 0 0 0 0 0 0 0 0 0 232-38 452-57 683-57 228 0 466 19 735 56 0 0 0 0 0 0l-8 57 8-57c0 0 0 0 0 0 347 48 611 53 963 215v0 0c538 248 1094 511 1584 848v0c0 0 0 0 0 0v0c157 105 292 222 409 349 116 127 214 265 295 413 160 294 255 627 303 997l1 5-1 5c-4 75-5 150-5 226 0 227 13 456 13 684 0 192-9 384-44 573v0c0 0 0 0 0 0 0 0 0 0 0 0 0 0 0 0 0 0 0 0 0 0 0 0v0c-49 275-133 531-251 770-119 239-273 460-464 663h-1l-1 1c-131 131-238 250-336 385-98 134-187 284-284 477-83 166-142 357-181 552-39 197-58 397-58 581v2 2c-3 47-5 93-5 139 0 409 110 817 110 1226v50l-48 7c-115 18-208 32-290 44-83 11-155 20-228 27-73 7-146 11-230 14-84 3-178 4-295 4-258 0-876-34-1109-53 0 0 0 0 0 0l5-58-5 58c0 0 0 0 0 0-50-4-94-5-132-5-9 0-18 0-27 0-67 0-122-2-176-19-29-9-57-22-87-42-28-18-56-42-87-75v0c0 0 0 0 0 0 0 0 0 0 0 0 0 0 0 0 0 0l41-40-41 40c0 0 0 0 0 0 0 0 0 0 0 0-26-26-48-50-66-73-19-25-34-48-46-70-13-24-22-47-28-70-6-24-9-47-9-71 0-29 4-59 12-91 8-30 18-61 31-95 12-32 27-68 43-108 15-39 32-82 50-130l1-4 2-3c173-332 241-791 328-1112v0c23-82 32-154 32-219 0-84-16-157-40-227-22-63-50-124-80-188-10 0-20-1-30-1-39 0-75 5-109 14-33 10-65 23-94 39-62 34-116 81-165 133-108 113-197 248-297 332l-1 1-2 1c-187 141-349 273-524 375-90 53-184 98-287 132-102 33-213 57-337 66-186 32-362 39-539 39-114 0-228-3-345-3h-5l-6-1c-239-44-434-91-604-142-171-51-316-107-452-167-136-60-263-126-400-198-135-71-280-149-451-235v0 0c-9-5-18-8-28-10-11-2-22-3-34-3-24 0-49 4-76 11-29 8-59 20-89 35-63 30-127 73-186 123-59 50-114 107-157 166-21 29-39 58-53 86-14 27-25 54-31 80-23 100-31 199-31 299 0 318 84 633 84 951 0 110-10 219-35 329l-4 18-14 12c-38 35-73 63-108 87-35 25-69 44-103 59-35 16-70 27-107 34-35 6-72 10-111 10-64 0-135-9-220-22-82-13-176-30-291-49 0 0-1 0-1 0l9-57-6 58c0 0-1-1-2-1-464-45-824-181-1245-246h-1-1c-71-14-131-25-183-36-54-11-101-23-145-38-46-16-89-35-134-62-44-27-90-60-142-105v0c0 0 0 0 0 0 0 0 0 0 0 0 0 0 0 0 0 0 0 0 0 0 0 0v0c-25-20-45-41-62-62-18-22-32-44-43-66-12-23-20-45-25-68-6-23-8-46-8-69 0-39 7-78 20-116 12-36 28-72 46-107 35-64 78-125 113-182 175-291 275-662 325-912 24-122 50-244 76-391 13-73 27-152 40-241 13-88 27-185 41-294v0 0c25-195 34-376 34-546 0-285-27-541-51-786l-3-22 13-17 10-14c-15-150-21-287-24-410-5-137-7-258-23-361-7-49-17-93-32-134-13-38-31-72-55-102-23-30-53-57-89-79-39-24-85-43-141-59l-7-2-7-4c-3-2-6-3-9-4-5-1-10-2-15-2-20 0-41 6-65 15-28 10-59 25-93 43-71 38-150 89-235 140-88 53-181 105-275 145-48 21-97 38-146 50-50 12-100 19-149 19-49 0-97-7-143-22-44-14-86-35-127-65-21-7-44-18-69-34-25-16-52-37-80-60-53-45-111-101-168-156-55-52-109-104-157-142-21-17-42-32-60-42-7-3-14-7-20-9-1 0-1 0-2 0-44 91-68 196-86 305-19 116-31 237-48 354-19 122-43 238-88 340-23 53-52 103-88 147-35 43-77 82-127 114-10 9-22 19-36 29-15 11-32 23-52 36-38 24-86 51-139 79-106 56-237 117-374 174-137 56-279 109-407 147-65 19-126 35-180 46-58 12-109 18-150 18-14 0-28-1-40-2v0 0c-402-46-710-118-995-225-285-106-546-247-852-432v0c0 0 0 0 0 0 0 0 0 0 0 0v0c-110-67-207-147-292-236-84-88-157-184-220-285-124-199-210-414-274-610v0 0c-107-330-146-641-146-949 0-423 73-841 143-1301l1-7 3-7c7-17 16-31 27-42 11-12 24-22 39-30 13-7 28-12 44-16 15-3 30-4 47-4 32 0 69 6 108 17 37 10 76 25 117 43 78 36 162 84 240 137 78 53 150 111 206 164 29 28 54 54 74 79 10 13 19 26 27 37 8 14 15 27 19 39l6 16-4 18c-25 96-60 189-90 286-27 92-50 188-50 297 0 183 30 327 71 468 41 146 94 289 139 466v0 0c13 52 28 98 46 139 18 40 38 75 61 106 22 29 46 55 72 77 26 22 54 40 84 55 63 32 133 51 209 62 80 11 166 14 256 14 118 0 243-5 372-5 143 0 335-37 513-110 88-37 173-82 246-136 69-52 129-111 170-179 66-167 93-346 93-531 0-228-41-466-101-708-62-244-144-492-225-735-83-245-166-486-228-714-63-233-105-454-105-653 0-2 0-3 0-4v0-1c8-254 40-501 103-740 64-240 158-471 290-692h1v0c66-110 117-200 164-281 48-83 93-155 146-226 53-72 115-143 197-223 40-39 85-80 137-125 52-44 109-92 175-144l2-1 2-1c240-159 530-275 837-351 306-76 629-112 937-112 147 0 290 8 426 24v0c0 0 0 0 0 0 0 0 0 0 0 0 1 0 1 0 1 0l-7 58 6-58c0 0 0 0 0 0 0 0 0 0 0 0 76 9 144 18 204 26 62 8 116 16 166 25 101 18 181 38 251 63 72 27 133 59 198 102 60 40 124 90 200 154 100 60 195 142 287 237 90 96 176 204 255 319 157 228 290 480 388 695 126 262 176 549 200 843 24 285 25 576 50 854 71 207 148 379 257 527 55 74 117 141 190 204 75 64 160 123 260 178l3 2 3 3c26 19 56 35 88 48 34 14 70 24 107 32 76 16 156 22 226 22 52 0 98-3 134-8l137-16-7 9c151-23 309-47 464-76zm7223-245c0 0 0 0 0 0v0c0 0 0 0 0 0l-32 47 32-47c0 0 0 0 0 0zm-9335-2377c0 0 0 0 0 0 0 0 0 1 0 1l-52 24zm-7064 5994c0 0 0 0 0 0 0 0 0 0 0 0l30-49z">
          <text:p/>
        </draw:path>
        <draw:path draw:style-name="gr1" draw:layer="layout" svg:width="3.346cm" svg:height="5.84cm" svg:x="7.455cm" svg:y="2.45cm" svg:viewBox="0 0 3347 5841" svg:d="m50 1902c392-525 612-673 941-1067 340-407 559-546 867-695 205-99 815-197 1041-100 342 148 396 602 421 844 61 571 0 935 0 1514 0 334-73 716-198 1217-193 562-159 700-471 1266-176 320-557 682-743 868s-654 30-818 50c-163 20-991-753-1090-1415z">
          <text:p/>
        </draw:path>
        <draw:path draw:style-name="gr5" draw:layer="layout" svg:width="1.833cm" svg:height="2.451cm" svg:x="18.845cm" svg:y="7.8cm" svg:viewBox="0 0 1834 2452" svg:d="m0 0v893c95 482 686 1370 1140 1540 336 67 496-51 694-249">
          <text:p/>
        </draw:path>
        <draw:path draw:style-name="gr6" draw:layer="layout" svg:width="0.321cm" svg:height="0.101cm" svg:x="1.069cm" svg:y="7.455cm" svg:viewBox="0 0 322 102" svg:d="m0 99c98 21 244-60 322-99">
          <text:p/>
        </draw:path>
        <draw:path draw:style-name="gr6" draw:layer="layout" svg:width="0.426cm" svg:height="0.135cm" svg:x="1.168cm" svg:y="7.902cm" svg:viewBox="0 0 427 136" svg:d="m0 124c113 40 235-31 322-74 250-126-37 37 50-50">
          <text:p/>
        </draw:path>
        <draw:path draw:style-name="gr6" draw:layer="layout" svg:width="0.321cm" svg:height="0.197cm" svg:x="1.391cm" svg:y="8.349cm" svg:viewBox="0 0 322 198" svg:d="m0 198c60-30 241-157 322-198">
          <text:p/>
        </draw:path>
        <draw:path draw:style-name="gr6" draw:layer="layout" svg:width="0.098cm" svg:height="0.247cm" svg:x="1.862cm" svg:y="8.671cm" svg:viewBox="0 0 99 248" svg:d="m0 248c33-16 81-176 99-248">
          <text:p/>
        </draw:path>
        <draw:path draw:style-name="gr6" draw:layer="layout" svg:width="0.029cm" svg:height="0.347cm" svg:x="2.431cm" svg:y="8.721cm" svg:viewBox="0 0 30 348" svg:d="m25 0c12-6-1 250-25 348">
          <text:p/>
        </draw:path>
        <draw:path draw:style-name="gr6" draw:layer="layout" svg:width="0.112cm" svg:height="0.352cm" svg:x="2.901cm" svg:y="8.794cm" svg:viewBox="0 0 113 353" svg:d="m101 1c53-26-79 307-99 348-9 16 16-33 24-50">
          <text:p/>
        </draw:path>
        <draw:path draw:style-name="gr6" draw:layer="layout" svg:width="0.049cm" svg:height="0.471cm" svg:x="3.497cm" svg:y="8.597cm" svg:viewBox="0 0 50 472" svg:d="m50 0c-17 32 0 281 0 397 0 57-38 56-50 75">
          <text:p/>
        </draw:path>
        <draw:path draw:style-name="gr7" draw:layer="layout" svg:width="1.688cm" svg:height="1.582cm" svg:x="4.038cm" svg:y="8.404cm" svg:viewBox="0 0 1689 1583" svg:d="m921 19c79-106 0 264 0 397 0 166-46 209-75 322-26 106-185 183-272 249-105 78-188 171-297 198-137 35-240 117-273 248-36 143 163 150 273 150h371c158 0 236-82 322-125 101-50 168-118 248-198 99-99 136-161 223-249 92-91 156-188 198-273 54-107 50-241 50-372v-74z">
          <text:p/>
        </draw:path>
        <draw:path draw:style-name="gr2" draw:layer="layout" svg:width="0.947cm" svg:height="0.898cm" svg:x="8.747cm" svg:y="13.162cm" svg:viewBox="0 0 948 899" svg:d="m52 273c-98 62-35 226 4 504 40 278 688 12 808-120 163-175 63-397-83-606-157-127-389 18-505 76-217 109-94 26-223 149z">
          <text:p/>
        </draw:path>
        <draw:path draw:style-name="gr2" draw:layer="layout" svg:width="0.922cm" svg:height="0.815cm" svg:x="16.434cm" svg:y="13.267cm" svg:viewBox="0 0 923 816" svg:d="m109 109c-105 30-83 212-108 499-24 287 646 223 788 130 192-123 148-373 57-625-120-173-371-101-493-80-229 41-94-4-243 79z">
          <text:p/>
        </draw:path>
        <draw:path draw:style-name="gr2" draw:layer="layout" svg:width="1.006cm" svg:height="0.714cm" svg:x="15.527cm" svg:y="13.428cm" svg:viewBox="0 0 1007 715" svg:d="m13 285c-44 7 28 353 113 426 9 8 219 2 350-6 131-9 265-16 391-63 178-66 119-52 137-248 17-195-45-258-80-339-29-69-229-55-375-51s-273 26-405 92c-113 55-155 36-131 189z">
          <text:p/>
        </draw:path>
        <draw:path draw:style-name="gr2" draw:layer="layout" svg:width="1.004cm" svg:height="0.775cm" svg:x="7.801cm" svg:y="13.255cm" svg:viewBox="0 0 1005 776" svg:d="m25 144c-45-8-28 348 44 446 8 12 216 77 347 113 130 36 264 75 396 73 186-3 126-10 173-192 48-182-3-262-24-352-19-77-218-131-363-176-145-46-273-68-414-50-120 16-159-17-159 138z">
          <text:p/>
        </draw:path>
        <draw:path draw:style-name="gr2" draw:layer="layout" svg:width="0.969cm" svg:height="0.769cm" svg:x="14.609cm" svg:y="13.375cm" svg:viewBox="0 0 970 770" svg:d="m173 0c-121 46-173 138-173 323 0 171-8 232 124 298 111 56 198 78 322 99s275 50 421 50c133 0 99-218 99-323 0-154-1-225-74-298-65-65-280-76-372-99-122-31-220-50-347-50z">
          <text:p/>
        </draw:path>
        <draw:path draw:style-name="gr2" draw:layer="layout" svg:width="0.969cm" svg:height="0.769cm" svg:x="6.853cm" svg:y="13.003cm" svg:viewBox="0 0 970 770" svg:d="m174 0c-121 46-174 138-174 323 0 171-8 232 124 298 111 56 198 78 322 99s275 50 421 50c134 0 99-218 99-323 0-154-1-225-74-298-65-65-280-76-372-99-122-31-220-50-346-50z">
          <text:p/>
        </draw:path>
        <draw:custom-shape draw:style-name="gr8" draw:text-style-name="P1" draw:layer="layout" svg:width="0.465cm" svg:height="0.814cm" draw:transform="rotate (0.0289724655831059) translate (4.498cm 5.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3" draw:layer="layout" svg:width="5.514cm" svg:height="1.673cm" svg:x="10.61cm" svg:y="8.334cm">
          <draw:text-box>
            <text:p text:style-name="P2"><text:span text:style-name="T1">5 000 k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1-27T16:25:57</dc:date>
    <dc:creator>yves </dc:creator>
    <meta:document-statistic meta:object-count="27"/>
    <meta:generator>LibreOffice/4.0.2.2$Linux_X86_64 LibreOffice_project/400m0$Build-2</meta:generator>
  </office:meta>
</office:document-meta>
</file>